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Arial" svg:font-family="Arial" style:font-family-generic="swiss"/>
    <style:font-face style:name="Courier New3"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adornments="Book" style:font-family-generic="modern" style:font-pitch="fixed"/>
    <style:font-face style:name="Courier New2" svg:font-family="'Courier New'" style:font-family-generic="roman" style:font-pitch="variable"/>
    <style:font-face style:name="Courier New1" svg:font-family="'Courier New'" style:font-adornments="Bold"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5.3549in" style:rel-width="100%" table:align="left" fo:background-color="transparent">
        <style:background-image/>
      </style:table-properties>
    </style:style>
    <style:style style:name="Table1.A" style:family="table-column">
      <style:table-column-properties style:column-width="2.8125in" style:rel-column-width="4050*"/>
    </style:style>
    <style:style style:name="Table1.B" style:family="table-column">
      <style:table-column-properties style:column-width="2.5424in" style:rel-column-width="3661*"/>
    </style:style>
    <style:style style:name="Table1.1" style:family="table-row">
      <style:table-row-properties fo:background-color="transparent">
        <style:background-image/>
      </style:table-row-properties>
    </style:style>
    <style:style style:name="Table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99999"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5.3549in" table:align="margins"/>
    </style:style>
    <style:style style:name="Table2.A" style:family="table-column">
      <style:table-column-properties style:column-width="5.3549in" style:rel-column-width="65535*"/>
    </style:style>
    <style:style style:name="P1" style:family="paragraph" style:parent-style-name="Preformatted_20_Text">
      <style:paragraph-properties fo:margin-left="0in" fo:margin-right="0in" fo:text-indent="0in" style:auto-text-indent="true"/>
      <style:text-properties style:font-name="Arial1" fo:font-size="10.5pt" style:font-size-asian="10.5pt" style:font-size-complex="10.5pt"/>
    </style:style>
    <style:style style:name="P2" style:family="paragraph" style:parent-style-name="Preformatted_20_Text">
      <style:paragraph-properties fo:margin-left="0in" fo:margin-right="0in" fo:text-indent="0in" style:auto-text-indent="true"/>
      <style:text-properties style:font-name="Arial1" fo:font-size="10.5pt" officeooo:paragraph-rsid="001b6fdb" style:font-size-asian="10.5pt" style:font-size-complex="10.5pt"/>
    </style:style>
    <style:style style:name="P3" style:family="paragraph" style:parent-style-name="Preformatted_20_Text">
      <style:paragraph-properties fo:margin-left="0in" fo:margin-right="0in" fo:text-indent="0in" style:auto-text-indent="true"/>
      <style:text-properties style:font-name="Arial1" fo:font-size="12pt" style:font-size-asian="12pt" style:font-size-complex="12pt"/>
    </style:style>
    <style:style style:name="P4" style:family="paragraph" style:parent-style-name="Preformatted_20_Text">
      <style:paragraph-properties fo:margin-left="0in" fo:margin-right="0in" fo:text-indent="0in" style:auto-text-indent="true"/>
      <style:text-properties style:font-name="Arial1" fo:font-size="12pt" officeooo:paragraph-rsid="0018785a" style:font-size-asian="12pt" style:font-size-complex="12pt"/>
    </style:style>
    <style:style style:name="P5" style:family="paragraph" style:parent-style-name="Preformatted_20_Text">
      <style:paragraph-properties fo:margin-left="0in" fo:margin-right="0in" fo:text-indent="0in" style:auto-text-indent="true"/>
      <style:text-properties style:font-name="Arial1" fo:font-size="12pt" officeooo:paragraph-rsid="0040b7a9" style:font-size-asian="12pt" style:font-size-complex="12pt"/>
    </style:style>
    <style:style style:name="P6" style:family="paragraph" style:parent-style-name="caution">
      <style:text-properties fo:font-size="10.5pt" officeooo:paragraph-rsid="001b6fdb" style:font-size-asian="10.5pt" style:font-size-complex="10.5pt"/>
    </style:style>
    <style:style style:name="P7" style:family="paragraph" style:parent-style-name="Table">
      <style:text-properties fo:font-size="10.5pt" style:font-size-asian="10.5pt" style:font-size-complex="10.5pt"/>
    </style:style>
    <style:style style:name="P8" style:family="paragraph" style:parent-style-name="Preformatted_20_Text">
      <loext:graphic-properties draw:fill="none"/>
      <style:paragraph-properties fo:margin-left="0in" fo:margin-right="0in" fo:text-indent="0in" style:auto-text-indent="false" fo:background-color="transparent"/>
      <style:text-properties style:font-name="Arial1" fo:font-size="12pt" style:font-size-asian="12pt" style:font-size-complex="12pt"/>
    </style:style>
    <style:style style:name="P9" style:family="paragraph" style:parent-style-name="Preformatted_20_Text">
      <loext:graphic-properties draw:fill="none"/>
      <style:paragraph-properties fo:margin-left="0in" fo:margin-right="0in" fo:text-indent="0in" style:auto-text-indent="false" fo:background-color="transparent"/>
      <style:text-properties style:font-name="Arial1" fo:font-size="12pt" officeooo:paragraph-rsid="0018785a" style:font-size-asian="12pt" style:font-size-complex="12pt"/>
    </style:style>
    <style:style style:name="P10" style:family="paragraph" style:parent-style-name="Preformatted_20_Text">
      <style:text-properties fo:font-size="12pt" style:font-size-asian="12pt" style:font-size-complex="12pt"/>
    </style:style>
    <style:style style:name="P11" style:family="paragraph" style:parent-style-name="Heading_20_1">
      <style:paragraph-properties fo:break-before="page"/>
    </style:style>
    <style:style style:name="P12" style:family="paragraph" style:parent-style-name="Heading_20_2">
      <style:text-properties style:font-name="Arial1" fo:font-size="10.5pt" style:font-size-asian="10.5pt" style:font-size-complex="10.5pt"/>
    </style:style>
    <style:style style:name="T1" style:family="text">
      <style:text-properties style:font-name="Arial1"/>
    </style:style>
    <style:style style:name="T2" style:family="text">
      <style:text-properties style:font-name="Arial1" fo:font-size="12pt" style:font-size-asian="12pt" style:font-size-complex="12pt"/>
    </style:style>
    <style:style style:name="T3" style:family="text">
      <style:text-properties officeooo:rsid="001c26cb"/>
    </style:style>
    <style:style style:name="T4" style:family="text">
      <style:text-properties fo:font-size="12pt" style:font-size-asian="12pt" style:font-size-complex="12pt"/>
    </style:style>
    <style:style style:name="T5" style:family="text">
      <style:text-properties officeooo:rsid="0040b7a9"/>
    </style:style>
    <style:style style:name="T6" style:family="text">
      <style:text-properties officeooo:rsid="00412dd7"/>
    </style:style>
    <style:style style:name="T7" style:family="text">
      <style:text-properties officeooo:rsid="0041c163"/>
    </style:style>
    <style:style style:name="T8" style:family="text">
      <style:text-properties fo:font-weight="bold" style:font-weight-asian="bold" style:font-weight-complex="bold"/>
    </style:style>
    <style:style style:name="T9" style:family="text">
      <style:text-properties officeooo:rsid="004272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String Data Types </text:h>
      <text:p text:style-name="P3"/>
      <text:p text:style-name="P3">Strings are an essential part of programming, and proper manipulation of strings is an essential skill for any programmer. You will need to use strings in virtually every program you will write, from games to data entry programs. Strings are important because humans use strings to communicate concepts and ideas. A menu in a game communicates the various game options to the user. An address stored in a database communicates the location of the person who lives at that address. Programs a resolutions to problems, and in most cases, must communicate that solution to the user through the use of strings. </text:p>
      <text:p text:style-name="P3"/>
      <text:p text:style-name="P3">Computers however, only understand numbers. The string “¡FreeBasic estáfresco!“ has no meaning to the computer. For the very first computers this did not matter much, since those early computers were just glorified calculators, albeit calculators that took up a whole room. However it soon became evident to computer engineers that in order for the computer to be a useful tool, it needed to be able to somehow recognize string data, and be able to manipulate that string data. </text:p>
      <text:p text:style-name="P3"/>
      <text:p text:style-name="P3">Since computers only understand numbers, the solution was to convert alphanumeric characters to numbers via translation tables. The familiar ASCII code table is one such translation scheme that takes a set of alpha-numeric characters and converts them to numbers. The “A” character is encoded as decimal 65, the exclamation point as decimal 33 and the number 1 is encoded as decimal 49. When you press any key on your keyboard, a scan code for that key is generated and stored in the computer as a number. </text:p>
      <text:p text:style-name="P3"/>
      <text:p text:style-name="P3">Humans group letters together to form words, and words to form sentences. A certain arrangement of letters and words mean something according to the semantic rules the writer's language. When you read the string “FreeBasic is cool!” you understand the meaning of the words if you can read the English language. The computer however doesn't know what FreeBasic is and doesn't know what it means to be cool. When you read that something is “cool” you know that this is slang for <text:soft-page-break/>great or excellent. All the computer can do is store the string in memory in a way that preserves the format of the string so that a human reading the string will understand its meaning. </text:p>
      <text:p text:style-name="P3"/>
      <text:p text:style-name="supplemental"><text:span text:style-name="T2">While computers have grown in both speed and capacity, the basic computing processes haven't changed since the 1950's. The next revolution in computing won't be quantum processors or holographic memory; it will be</text:span> when computers can understand language. </text:p>
      <text:p text:style-name="P1"/>
      <text:p text:style-name="P10">The solution to the storage problem was to simply store string data in memory as a sequence of bytes, and terminate that sequence of bytes with a character 0. To put it another way, a string in computer memory is an array of characters, terminated with a character 0 to signal the end of the string. Virtually all early programming languages, and many modern ones, have no native String data type. <text:span text:style-name="T1">A string in C is a Null (character 0) terminated array of Char, where Char can be interpreted as both a character and number.</text:span></text:p>
      <text:p text:style-name="P10">While this scheme accurately reflects the internal structure of a string in memory, it is hard to work with and error prone, and doesn't reflect the way humans work with string data. A better solution to the problem was the creation of the native String data type. The internal structure of a string has not changed, it is still stored in memory as a sequence of bytes terminated by a Null character, but the programmer can interact with string data in a more natural, humanistic way. </text:p>
      <text:p text:style-name="P3"/>
      <text:p text:style-name="P3">FreeBasic has four intrinsic string data types, listed in the following table. </text:p>
      <text:p text:style-name="P3"/>
      <table:table table:name="Table1" table:style-name="Table1">
        <table:table-column table:style-name="Table1.A"/>
        <table:table-column table:style-name="Table1.B"/>
        <table:table-header-rows>
          <table:table-row table:style-name="Table1.1">
            <table:table-cell table:style-name="Table1.A1" office:value-type="string">
              <text:p text:style-name="P5">String Type / Declaration </text:p>
            </table:table-cell>
            <table:table-cell table:style-name="Table1.B1" office:value-type="string">
              <text:p text:style-name="P4">Purpose </text:p>
            </table:table-cell>
          </table:table-row>
        </table:table-header-rows>
        <table:table-row>
          <table:table-cell table:style-name="Table1.A2" office:value-type="string">
            <text:p text:style-name="P8">Dynamic String </text:p>
            <text:p text:style-name="Untitled1">Dim myString as String </text:p>
          </table:table-cell>
          <table:table-cell table:style-name="Table1.B2" office:value-type="string">
            <text:p text:style-name="P9">8-bit string that is dynamically allocated and automatically resized. </text:p>
          </table:table-cell>
        </table:table-row>
        <table:table-row>
          <table:table-cell table:style-name="Table1.A3" office:value-type="string">
            <text:p text:style-name="P8">Fixed Length String </text:p>
            <text:p text:style-name="Untitled1">Dim myString as String * length </text:p>
          </table:table-cell>
          <table:table-cell table:style-name="Table1.B3" office:value-type="string">
            <text:p text:style-name="P8">8-bit, fixed-length string.</text:p>
          </table:table-cell>
        </table:table-row>
        <table:table-row>
          <table:table-cell table:style-name="Table1.A4" office:value-type="string">
            <text:p text:style-name="P8">Zstring</text:p>
            <text:p text:style-name="Untitled1">Dim myString as Zstring * length </text:p>
            <text:p text:style-name="Untitled1">Dim myString as Zstring Ptr </text:p>
          </table:table-cell>
          <table:table-cell table:style-name="Table1.B4" office:value-type="string">
            <text:p text:style-name="P8">8-bit, fixed-length, Null terminated character string. A Zstring is a C-style string. </text:p>
          </table:table-cell>
        </table:table-row>
        <text:soft-page-break/>
        <table:table-row table:style-name="Table1.1">
          <table:table-cell table:style-name="Table1.A5" office:value-type="string">
            <text:p text:style-name="P8">Wstring </text:p>
            <text:p text:style-name="Untitled1">Dim myString as Wstring *length <text:s/></text:p>
            <text:p text:style-name="Untitled1">Dim myString as Wstring Pt<text:span text:style-name="T5">r</text:span></text:p>
          </table:table-cell>
          <table:table-cell table:style-name="Table1.B5" office:value-type="string">
            <text:p text:style-name="P8">16-bit, fixed-length, Null terminated string used with Unicode functions. </text:p>
          </table:table-cell>
        </table:table-row>
      </table:table>
      <text:p text:style-name="P3"/>
      <text:p text:style-name="P7">Table 9.1: Intrinsic FreeBasic String Data Types </text:p>
      <text:p text:style-name="Preformatted_20_Text">All FreeBasic strings can hold up to 2 GB of data, or up to the amount of memory on your computer. </text:p>
      <text:h text:style-name="Heading_20_2" text:outline-level="2">Dynamic Strings </text:h>
      <text:p text:style-name="Preformatted_20_Text">Dynamic strings are variable-length strings that the compiler automatically allocates and resizes as needed. Dynamic strings are actually structures stored in memory, called a string descriptor, that contain a pointer to the string data, the length of the string data and the size of the string allocation. Dynamic strings are allocated in 36byte blocks, which reduces the amount of resizing that the compiler must do if the string size changes. <text:span text:style-name="T3">The following program will show an example of dynamic strings at work.</text:span></text:p>
      <text:p text:style-name="P2"/>
      <table:table table:name="Table2" table:style-name="Table2">
        <table:table-column table:style-name="Table2.A"/>
        <table:table-row>
          <table:table-cell office:value-type="string">
            <text:p text:style-name="code">‘<text:span text:style-name="T3">Define a string </text:span></text:p>
            <text:p text:style-name="code">Dim <text:span text:style-name="T3">MyString</text:span> As String</text:p>
            <text:p text:style-name="code">Dim MyString2 as String</text:p>
            <text:p text:style-name="code"/>
            <text:p text:style-name="code"><text:span text:style-name="T3">MyString</text:span> = "Hello"</text:p>
            <text:p text:style-name="code">Print <text:span text:style-name="T3">MyString</text:span></text:p>
            <text:p text:style-name="code"/>
            <text:p text:style-name="code"><text:span text:style-name="T3">MyString</text:span> += ", world!"</text:p>
            <text:p text:style-name="code">Print <text:span text:style-name="T3">Mystring</text:span></text:p>
            <text:p text:style-name="code"/>
            <text:p text:style-name="code"><text:span text:style-name="T3">Mystring2</text:span> = "Welcome to FreeBASIC"</text:p>
            <text:p text:style-name="code">Print <text:span text:style-name="T3">MyString</text:span> + "! " + <text:span text:style-name="T3">Mystring2 + “!”</text:span></text:p>
          </table:table-cell>
        </table:table-row>
      </table:table>
      <text:p text:style-name="P2"/>
      <text:p text:style-name="P2"/>
      <text:p text:style-name="P2">Dynamic strings use Zstrings strings internally so that you can pass a dynamic string to a function that expects a Null terminated string and the function will work correctly. The Windows API, the C run time library and most third-party libraries written in C expect a Null terminated string as a string parameter. </text:p>
      <text:p text:style-name="P1"><text:soft-page-break/></text:p>
      <text:p text:style-name="P6"><text:span text:style-name="T4">Caution: In other versions of Basic, strings have been used to load and manipulate binary data. If the binary data contains a Null character, this could cause problems with FreeBasic strings, since the Null character is used to terminate a string. While it is possible to have an embedded Null in a dynamic string (since dynamic strings have a string descriptor), if you pass this data to a third party library function that is expecting a C-style string, the data will read only up to the Null character, resulting in data loss. <text:s/></text:span><text:span text:style-name="T2">Instead of using strings to read binary data, you should byte arrays instead. <text:s/></text:span><text:span text:style-name="T4">Since a dynamic string is actually a pointer to a string descriptor, you cannot use dynamic strings in type definitions that you are going to save to a file. You should use a fixed length string instead</text:span>. </text:p>
      <text:p text:style-name="P1"/>
      <text:h text:style-name="Heading_20_2" text:outline-level="2">Fixed Length Strings </text:h>
      <text:p text:style-name="P1"/>
      <text:p text:style-name="P1">Fixed length strings are defined using a length parameter, and can only hold strings that are less than or equal to the defined size. Trying to initialize a fixed length string with data that is longer than the defined size will result in the string being truncated to fit. </text:p>
      <text:p text:style-name="P1"/>
      <text:p text:style-name="P1">The following short program illustrates creating and using a fixed length string. </text:p>
      <text:p text:style-name="P1"/>
      <text:p text:style-name="code">'Define a fixed length string </text:p>
      <text:p text:style-name="code">Dim myFString As String * 20 </text:p>
      <text:p text:style-name="code">'Save some data in the string </text:p>
      <text:p text:style-name="code">myFString = "This should fit." </text:p>
      <text:p text:style-name="code">Print myFString </text:p>
      <text:p text:style-name="code">'This data will be truncated. </text:p>
      <text:p text:style-name="code">myFString = "This string will be truncated." </text:p>
      <text:p text:style-name="code">Print myFString </text:p>
      <text:p text:style-name="code">Sleep </text:p>
      <text:p text:style-name="code">End </text:p>
      <text:p text:style-name="Figure">Listing <text:s/>: <text:s text:c="2"/>Fixed lenth string</text:p>
      <text:p text:style-name="P1"/>
      <text:p text:style-name="P1">Listing 9.2: fixedstr.bas </text:p>
      <text:p text:style-name="P1"/>
      <text:p text:style-name="Preformatted_20_Text"><text:soft-page-break/><text:tab/><text:span text:style-name="T8">Analysis:</text:span> <text:span text:style-name="T5">A</text:span> fixed length string, myFString, that can hold up to 20 characters. <text:span text:style-name="T5">A </text:span>string <text:span text:style-name="T5">is loaded into <text:s/>myFString </text:span>and <text:span text:style-name="T5">it is </text:span>print<text:span text:style-name="T5">ed</text:span>. Since the string "This should fit." is smaller than 20 characters, the whole string <text:span text:style-name="T5">is </text:span>printed out. <text:span text:style-name="T6">When myFString is i</text:span>nitialize<text:span text:style-name="T6">d</text:span> <text:span text:style-name="T6">with a</text:span> string <text:s/>that is longer than 20 characters so the string will be truncated when it is printed out.</text:p>
      <text:p text:style-name="P1"/>
      <text:p text:style-name="P1">When you run the program you should see the following output. </text:p>
      <text:p text:style-name="P1"/>
      <text:p text:style-name="output">This should fit. </text:p>
      <text:p text:style-name="output">This string will be </text:p>
      <text:p text:style-name="P1"/>
      <text:p text:style-name="P1"/>
      <text:p text:style-name="Figure">Output 9.2: Output of fixedstr.bas </text:p>
      <text:p text:style-name="P1"/>
      <text:p text:style-name="P1"/>
      <text:p text:style-name="P1">As you can see from the output, if a string is too long to fit in the variable, it will be truncated to fit. Fixed length strings are very useful when creating random access records using type definitions. This technique is used in the chapter on file handling. </text:p>
      <text:p text:style-name="P1"/>
      <text:h text:style-name="Heading_20_2" text:outline-level="2">Zstrings </text:h>
      <text:p text:style-name="Preformatted_20_Text">Zstrings are Null terminated, C-style strings. The main purpose of a Zstring is to interface with third-party libraries that expect a C-style strings, however they are useful even if you do not plan to pass them to third-party libraries. Zstrings can be defined just like a fixed-length string, Dim myZstring as Zstring * 10, and FreeBasic will handle </text:p>
      <text:p text:style-name="P1">them just like fixed strings, automatically truncating data to fit the defined size. </text:p>
      <text:p text:style-name="P1"/>
      <text:p text:style-name="Preformatted_20_Text">Unlike fixed strings however, Zstrings can be dynamically managed by declaring a Zstring pointer and using the associated memory functions. When using a dynamically allocated Zstring, you must be careful not to overwrite the the size of the string, as this will overwrite parts of memory not contained in the string and may cause the program or even the operating system to crash. </text:p>
      <text:p text:style-name="P1"/>
      <text:p text:style-name="Preformatted_20_Text">When using either type of Zstring, FreeBasic will manage the terminating Null character for you, but the storage size of a Zstring will be 1 less than the defined size since the the Null character occupies the <text:soft-page-break/>last character position. When calculating the size of a Zstring be sure to add 1 to the value to account for the Null terminator. You must also not include the character 0 in any of your data, or the data will be truncated since FreeBasic will see the Null character as the end of the string. </text:p>
      <text:p text:style-name="P1"/>
      <text:p text:style-name="Preformatted_20_Text">The following program shows both uses of the Zstring data type. </text:p>
      <text:p text:style-name="P1"/>
      <text:p text:style-name="code">'Declare a fixed length Zstring </text:p>
      <text:p text:style-name="code">Dim myFixedZstring As Zstring * 20 + 1 </text:p>
      <text:p text:style-name="code">'Declare a dynamic Zstring </text:p>
      <text:p text:style-name="code">Dim myDynaZstring As Zstring Ptr </text:p>
      <text:p text:style-name="code">'Load some data into the fixed zstring </text:p>
      <text:p text:style-name="code">Print "123456789012345678901" </text:p>
      <text:p text:style-name="code">myFixedZstring = "This should fit." </text:p>
      <text:p text:style-name="code">Print myFixedZstring </text:p>
      <text:p text:style-name="code">myFixedZstring = "This will be truncated." </text:p>
      <text:p text:style-name="code">Print myFixedZstring </text:p>
      <text:p text:style-name="code">'Create a dynamic zstring </text:p>
      <text:p text:style-name="code">Print "123456789012345678901" </text:p>
      <text:p text:style-name="code">myDynaZstring = Callocate(20 + 1) </text:p>
      <text:p text:style-name="code">*myDynaZstring = "Let's add some data." </text:p>
      <text:p text:style-name="code">Print *myDynaZstring </text:p>
      <text:p text:style-name="code">'Resize the string: 20 for current data + 5 for new </text:p>
      <text:p text:style-name="code">'data + 1 for Null </text:p>
      <text:p text:style-name="code">myDynaZstring = Reallocate(myDynaZstring, 20 + 5 + 1) </text:p>
      <text:p text:style-name="code">Print "12345678901234567890123456" </text:p>
      <text:p text:style-name="code">*myDynaZstring = "Let's add some more data." </text:p>
      <text:p text:style-name="code">Print myDynaZstring[0] </text:p>
      <text:p text:style-name="code">'Deallocate the memory segment </text:p>
      <text:p text:style-name="code">Deallocate myDynaZstring </text:p>
      <text:p text:style-name="code">Sleep </text:p>
      <text:p text:style-name="code">End </text:p>
      <text:p text:style-name="Figure">Listing 9.3: zstring.bas </text:p>
      <text:p text:style-name="Preformatted_20_Text"/>
      <text:p text:style-name="Preformatted_20_Text"><text:tab/><text:span text:style-name="T8">Analysis:</text:span> <text:span text:style-name="T7">A </text:span>fixed length Zstring, <text:span text:style-name="T7">myFixedZstring, is declared</text:span>. Notice that the desired data length is 20 so 1 is added to to allocate space for the terminating Null character. <text:span text:style-name="T7">A dynamic </text:span>Zstring, <text:soft-page-break/><text:span text:style-name="T7">myDynaZstring, is declared as a pointer and w</text:span>ill be managed dynamically. <text:span text:style-name="T7">A</text:span> ruler <text:span text:style-name="T7">is printed</text:span> to compare the print statements <text:span text:style-name="T7">of the two variables</text:span>. <text:span text:style-name="T7">MyFixedZstring is loaded</text:span> with some data that is small enough to fit in the declared size. <text:span text:style-name="T7">Then myFixedZsting is printed. Next </text:span>some data that is to l<text:span text:style-name="T7">ong </text:span>to fit within the <text:span text:style-name="T7">myFixedZsting</text:span>, which will be truncated to fit <text:span text:style-name="T7">is added and printed.</text:span> </text:p>
      <text:p text:style-name="P1"/>
      <text:p text:style-name="Preformatted_20_Text"><text:span text:style-name="T9">A</text:span>nother ruler <text:span text:style-name="T7">is printed</text:span> for comparison with the dynamic Zstring data. Callocates <text:span text:style-name="T7">is used to define </text:span>enough space for a 20-byte string along with the terminating Null character. <text:s/>Since myDynaZstring is defined as a Zstring Ptr, the indirection operator is used to initialize the variable data. <text:span text:style-name="T7">Then myDyna</text:span>Zstring <text:span text:style-name="T7">resized </text:span>to hold 5 additional characters plus the terminating Null using the Reallocate function. Another ruler is printed <text:span text:style-name="T7">to</text:span> show the new size of the data loaded into the variable. <text:span text:style-name="T7">T</text:span>he pointer index method to print out the contents of the variable. <text:span text:style-name="T7">Finaly the located memory is deallocated</text:span>. </text:p>
      <text:p text:style-name="P1"/>
      <text:p text:style-name="P1">When you run this program you should get the following output. </text:p>
      <text:p text:style-name="P1"/>
      <text:p text:style-name="output">123456789012345678901</text:p>
      <text:p text:style-name="output">This should fit.</text:p>
      <text:p text:style-name="output">This will be truncat</text:p>
      <text:p text:style-name="output">123456789012345678901</text:p>
      <text:p text:style-name="output">Let's add some data.</text:p>
      <text:p text:style-name="output">12345678901234567890123456</text:p>
      <text:p text:style-name="output">Let's add some more data.</text:p>
      <text:p text:style-name="P1"/>
      <text:p text:style-name="Figure">Output 9.3: Output of zstring.bas </text:p>
      <text:p text:style-name="P1"/>
      <text:p text:style-name="Preformatted_20_Text">As you can see, the fixed length version of the Zstring data type behaves exactly like the fixed string data type and the dynamic version behaves exactly like any other pointer-based memory segment. Since there is no intrinsic method for determining the size of a Zstring allocation, you must be careful not to over-run the buffer. The best way to do this is to keep a current allocation size in a separate variable that can be referenced as needed. </text:p>
      <text:p text:style-name="P1"/>
      <text:p text:style-name="Preformatted_20_Text">You will notice in the listing that the pointer index method was used <text:soft-page-break/>to print the contents of the resized Zstring. What would the output be if you changed the index from 0 to 6? Remember that a pointer index behaves much like an array index, and a Zstring could be viewed as an array of characters. If you were to use 6 as the index, the output would be add some more data. The Print statement would start at character position 6 and print everything up to the terminating Null character. </text:p>
      <text:p text:style-name="P1"/>
      <text:p text:style-name="Preformatted_20_Text">You can directly assign a fixed length Zstring to a dynamic string. For a dynamic Zstring, the pointer must be dereferenced by using * or the pointer index method. Keep in mind that the behavior of the indexing method is the same for assignments as it is for the Print statement. </text:p>
      <text:h text:style-name="P12" text:outline-level="2">Wstrings </text:h>
      <text:p text:style-name="Preformatted_20_Text">Dynamic, fixed and Zstrings all use 1 byte per character. Wstrings, also called wide strings, use 2 bytes per character and is generally used in conjunction with Unicode strings functions. Unicode is, strictly speaking, a character coding scheme designed to associate a number for every character of every language used in the world today, as well as some ancient languages that are of historical interest. In the context of developing an application, Unicode is used to internationalize a program so that the end-user can view the program in their native language. <text:s/>Wstrings can be both fixed length and dynamic and are similar to Zstrings. <text:s/>Wstrings will be discussed in more detail in the chapter on Unicode. </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Arial" svg:font-family="Arial" style:font-family-generic="swiss"/>
    <style:font-face style:name="Courier New3"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adornments="Book" style:font-family-generic="modern" style:font-pitch="fixed"/>
    <style:font-face style:name="Courier New2" svg:font-family="'Courier New'" style:font-family-generic="roman" style:font-pitch="variable"/>
    <style:font-face style:name="Courier New1" svg:font-family="'Courier New'" style:font-adornments="Bold"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2"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2"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2"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2"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2"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Untitled1" style:family="paragraph" style:parent-style-name="code">
      <style:paragraph-properties fo:padding="0in" fo:border="none"/>
      <style:text-properties style:font-name="DejaVu Sans Mono" fo:font-family="'DejaVu Sans Mono'" style:font-style-name="Book" style:font-family-generic="modern" style:font-pitch="fixed" fo:font-size="10pt"/>
    </style:style>
    <style:style style:name="table_20_code" style:display-name="table code" style:family="paragraph" style:parent-style-name="code">
      <style:paragraph-properties fo:padding="0in" fo:border="non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fo:background-color="transparent" style:register-truth-ref-style-name="freebasic_20_book"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8</text:page-number></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9 String Data Types </dc:title>
    <dc:date>2020-01-28T05:42:31.916000000</dc:date>
    <meta:editing-duration>PT6H41M38S</meta:editing-duration>
    <meta:editing-cycles>18</meta:editing-cycles>
    <meta:generator>LibreOffice/6.3.3.2$Windows_X86_64 LibreOffice_project/a64200df03143b798afd1ec74a12ab50359878ed</meta:generator>
    <meta:print-date>2019-04-18T20:32:07.123538586</meta:print-date>
    <meta:document-statistic meta:table-count="2" meta:image-count="0" meta:object-count="0" meta:page-count="8" meta:paragraph-count="110" meta:word-count="2201" meta:character-count="13134" meta:non-whitespace-character-count="10943"/>
    <meta:template xlink:type="simple" xlink:actuate="onRequest" xlink:title="" xlink:href="../fbeginnerm.odm" meta:date="2020-01-27T05:54:15.089000000"/>
  </office:meta>
</office:document-meta>
</file>